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98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6.8453in"/>
    </style:style>
    <style:style style:name="co4" style:family="table-column">
      <style:table-column-properties fo:break-before="auto" style:column-width="2.128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9154in"/>
    </style:style>
    <style:style style:name="co7" style:family="table-column">
      <style:table-column-properties fo:break-before="auto" style:column-width="1.2457in"/>
    </style:style>
    <style:style style:name="co8" style:family="table-column">
      <style:table-column-properties fo:break-before="auto" style:column-width="1.378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0.1654in"/>
    </style:style>
    <style:style style:name="co11" style:family="table-column">
      <style:table-column-properties fo:break-before="auto" style:column-width="0.8811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mo Programador necesito que se realice el Boton de Validar datos con la finalidad de la validación completa de los datos en la Vista Logi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o usuario necesito que se realice la función Crear un usuario con la finalidad de <text:s/>Añadir usuarios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mo usuario necesito que se realice el Boton de Validar datos con la finalidad de la validación completa de los datos en la Vista Registr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mo usuario necesito que se realice la Vista Login con la finalidad de Iniciar Sesio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omo usuario necesito que se realice un boton que me permita logearm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Como usuario</text:span> necesito que se realice la función Recuperar Contraseña con la finalidad de recuperar una contraseña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<text:span text:style-name="T1">Como usuario</text:span> necesito tener la capacidad de poner registrarme en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pan text:style-name="T1">Como usuario</text:span> necesito que tenga la opcion de ver cuales son mis mascotas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<text:span text:style-name="T1">Como usuario</text:span> necesito que se realice una funcion en la que pueda ver a mis mascotas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pan text:style-name="T1">Como usuario</text:span> necesito que se realice alun atributo que me permita añadir a mis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<text:span text:style-name="T1">Como usuario</text:span> necesito que se realice la funcion de poder ver mi perfil </text:p>
          </table:table-cell>
          <table:table-cell table:style-name="ce5" office:value-type="string" calcext:value-type="string">
            <text:p>ProgramadorBack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<text:span text:style-name="T1">Como usuario</text:span> necesito que se realice una funcion en la que pueda ver mi ultima conexión 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<text:span text:style-name="T1">Como usuario</text:span> necesito que se realice la herramienta Editar usuario con la finalidad de editar el Perfil del dueño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<text:span text:style-name="T1">Como usuario</text:span> necesito que se realice una funcion en la que me permita añadir las vacunas 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<text:span text:style-name="T1">Como usuario</text:span> necesito que se realice una manera de poder ver las visititas medicas que a tenido el animal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<text:span text:style-name="T1">Como usuario</text:span> necesito que se cree una funcion en la pueda añadir los datos de vacunacion de la mascot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number-columns-repeated="1017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2">
      <number:currency-symbol/>
      <number:text> -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5">
      <number:currency-symbol/>
      <number:text> -</number:text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1P2" style:volatile="true">
      <number:currency-symbol/>
      <number:text> </number:text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2362in" fo:margin-right="0.2362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68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52:47.5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print-date>2013-11-17T19:01:11</meta:print-date>
    <meta:creation-date>2012-09-02T03:53:17</meta:creation-date>
    <dc:date>2022-05-06T19:13:42.219000000</dc:date>
    <meta:generator>LibreOffice/7.3.2.2$Windows_X86_64 LibreOffice_project/49f2b1bff42cfccbd8f788c8dc32c1c309559be0</meta:generator>
    <meta:editing-duration>PT37M3S</meta:editing-duration>
    <meta:editing-cycles>6</meta:editing-cycles>
    <meta:document-statistic meta:table-count="1" meta:cell-count="7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